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17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19" style:family="graphic" style:parent-style-name="Arrow_20_Line">
      <style:graphic-properties draw:textarea-horizontal-align="center" draw:textarea-vertical-align="middle" draw:line-distance="1.469cm"/>
      <style:paragraph-properties style:writing-mode="lr-tb"/>
    </style:style>
    <style:style style:name="gr20" style:family="graphic" style:parent-style-name="Arrow_20_Line">
      <style:graphic-properties draw:textarea-horizontal-align="center" draw:textarea-vertical-align="middle" draw:line-distance="1.4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5cm"/>
      <style:paragraph-properties style:writing-mode="lr-tb"/>
    </style:style>
    <style:style style:name="gr2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808080"/>
      <style:text-properties style:font-name="Liberation Serif" fo:font-size="6pt"/>
    </style:style>
    <style:style style:name="P1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color="#000000" style:font-name="Liberation Serif" fo:font-size="6pt" style:font-size-asian="10pt" style:font-name-complex="DejaVuSans" style:font-size-complex="10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1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79cm">
          <text:p/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0cm" svg:height="0.063cm" svg:x="5.891cm" svg:y="6.604cm" svg:viewBox="0 0 0 64" draw:points="0,0 0,64">
          <text:p/>
        </draw:polygon>
        <draw:line draw:style-name="gr4" draw:text-style-name="P5" draw:layer="layout" svg:x1="5.891cm" svg:y1="6.604cm" svg:x2="5.891cm" svg:y2="6.668cm">
          <text:p/>
        </draw:line>
        <draw:polygon draw:style-name="gr3" draw:text-style-name="P4" draw:layer="layout" svg:width="0cm" svg:height="0.063cm" svg:x="6.913cm" svg:y="6.604cm" svg:viewBox="0 0 0 64" draw:points="0,0 0,64">
          <text:p/>
        </draw:polygon>
        <draw:line draw:style-name="gr4" draw:text-style-name="P5" draw:layer="layout" svg:x1="6.913cm" svg:y1="6.604cm" svg:x2="6.913cm" svg:y2="6.668cm">
          <text:p/>
        </draw:line>
        <draw:frame draw:style-name="gr5" draw:text-style-name="P7" draw:layer="layout" svg:width="0.76cm" svg:height="0.537cm" svg:x="5.753cm" svg:y="6.805cm">
          <draw:text-box>
            <text:p text:style-name="P6"><text:span text:style-name="T3">0.0</text:span></text:p>
          </draw:text-box>
        </draw:frame>
        <draw:polygon draw:style-name="gr3" draw:text-style-name="P4" draw:layer="layout" svg:width="0cm" svg:height="0.063cm" svg:x="7.935cm" svg:y="6.604cm" svg:viewBox="0 0 0 64" draw:points="0,0 0,64">
          <text:p/>
        </draw:polygon>
        <draw:line draw:style-name="gr4" draw:text-style-name="P5" draw:layer="layout" svg:x1="7.935cm" svg:y1="6.604cm" svg:x2="7.935cm" svg:y2="6.668cm">
          <text:p/>
        </draw:line>
        <draw:frame draw:style-name="gr6" draw:text-style-name="P7" draw:layer="layout" svg:width="0.759cm" svg:height="0.537cm" svg:x="6.773cm" svg:y="6.805cm">
          <draw:text-box>
            <text:p text:style-name="P6"><text:span text:style-name="T3">0.2</text:span></text:p>
          </draw:text-box>
        </draw:frame>
        <draw:polygon draw:style-name="gr3" draw:text-style-name="P4" draw:layer="layout" svg:width="0cm" svg:height="0.063cm" svg:x="8.956cm" svg:y="6.604cm" svg:viewBox="0 0 0 64" draw:points="0,0 0,64">
          <text:p/>
        </draw:polygon>
        <draw:line draw:style-name="gr4" draw:text-style-name="P5" draw:layer="layout" svg:x1="8.956cm" svg:y1="6.604cm" svg:x2="8.956cm" svg:y2="6.668cm">
          <text:p/>
        </draw:line>
        <draw:frame draw:style-name="gr7" draw:text-style-name="P7" draw:layer="layout" svg:width="0.758cm" svg:height="0.537cm" svg:x="7.796cm" svg:y="6.805cm">
          <draw:text-box>
            <text:p text:style-name="P6"><text:span text:style-name="T3">0.4</text:span></text:p>
          </draw:text-box>
        </draw:frame>
        <draw:polygon draw:style-name="gr3" draw:text-style-name="P4" draw:layer="layout" svg:width="0cm" svg:height="0.063cm" svg:x="9.978cm" svg:y="6.604cm" svg:viewBox="0 0 0 64" draw:points="0,0 0,64">
          <text:p/>
        </draw:polygon>
        <draw:line draw:style-name="gr4" draw:text-style-name="P5" draw:layer="layout" svg:x1="9.978cm" svg:y1="6.604cm" svg:x2="9.978cm" svg:y2="6.668cm">
          <text:p/>
        </draw:line>
        <draw:frame draw:style-name="gr8" draw:text-style-name="P7" draw:layer="layout" svg:width="0.761cm" svg:height="0.537cm" svg:x="8.815cm" svg:y="6.805cm">
          <draw:text-box>
            <text:p text:style-name="P6"><text:span text:style-name="T3">0.6</text:span></text:p>
          </draw:text-box>
        </draw:frame>
        <draw:polygon draw:style-name="gr3" draw:text-style-name="P4" draw:layer="layout" svg:width="0.061cm" svg:height="0cm" svg:x="5.574cm" svg:y="6.355cm" svg:viewBox="0 0 62 0" draw:points="62,0 0,0">
          <text:p/>
        </draw:polygon>
        <draw:line draw:style-name="gr4" draw:text-style-name="P5" draw:layer="layout" svg:x1="5.636cm" svg:y1="6.355cm" svg:x2="5.574cm" svg:y2="6.355cm">
          <text:p/>
        </draw:line>
        <draw:frame draw:style-name="gr9" draw:text-style-name="P7" draw:layer="layout" svg:width="0.757cm" svg:height="0.537cm" svg:x="9.84cm" svg:y="6.805cm">
          <draw:text-box>
            <text:p text:style-name="P6"><text:span text:style-name="T3">0.8 m </text:span></text:p>
          </draw:text-box>
        </draw:frame>
        <draw:polygon draw:style-name="gr3" draw:text-style-name="P4" draw:layer="layout" svg:width="0.061cm" svg:height="0cm" svg:x="5.574cm" svg:y="5.362cm" svg:viewBox="0 0 62 0" draw:points="62,0 0,0">
          <text:p/>
        </draw:polygon>
        <draw:line draw:style-name="gr4" draw:text-style-name="P5" draw:layer="layout" svg:x1="5.636cm" svg:y1="5.362cm" svg:x2="5.574cm" svg:y2="5.362cm">
          <text:p/>
        </draw:line>
        <draw:frame draw:style-name="gr10" draw:text-style-name="P7" draw:layer="layout" svg:width="0.357cm" svg:height="0.239cm" svg:x="5.231cm" svg:y="6.255cm">
          <draw:text-box>
            <text:p text:style-name="P6"><text:span text:style-name="T3">0.0</text:span></text:p>
          </draw:text-box>
        </draw:frame>
        <draw:polygon draw:style-name="gr3" draw:text-style-name="P4" draw:layer="layout" svg:width="0.061cm" svg:height="0cm" svg:x="5.574cm" svg:y="4.368cm" svg:viewBox="0 0 62 0" draw:points="62,0 0,0">
          <text:p/>
        </draw:polygon>
        <draw:line draw:style-name="gr4" draw:text-style-name="P5" draw:layer="layout" svg:x1="5.636cm" svg:y1="4.368cm" svg:x2="5.574cm" svg:y2="4.368cm">
          <text:p/>
        </draw:line>
        <draw:frame draw:style-name="gr7" draw:text-style-name="P7" draw:layer="layout" svg:width="0.758cm" svg:height="0.537cm" svg:x="5.231cm" svg:y="5.264cm">
          <draw:text-box>
            <text:p text:style-name="P6"><text:span text:style-name="T3">0.2</text:span></text:p>
          </draw:text-box>
        </draw:frame>
        <draw:polygon draw:style-name="gr3" draw:text-style-name="P4" draw:layer="layout" svg:width="0.061cm" svg:height="0cm" svg:x="5.574cm" svg:y="3.374cm" svg:viewBox="0 0 62 0" draw:points="62,0 0,0">
          <text:p/>
        </draw:polygon>
        <draw:line draw:style-name="gr4" draw:text-style-name="P5" draw:layer="layout" svg:x1="5.636cm" svg:y1="3.374cm" svg:x2="5.574cm" svg:y2="3.374cm">
          <text:p/>
        </draw:line>
        <draw:frame draw:style-name="gr11" draw:text-style-name="P7" draw:layer="layout" svg:width="0.758cm" svg:height="0.54cm" svg:x="5.231cm" svg:y="4.267cm">
          <draw:text-box>
            <text:p text:style-name="P6"><text:span text:style-name="T3">0.4</text:span></text:p>
          </draw:text-box>
        </draw:frame>
        <draw:polygon draw:style-name="gr3" draw:text-style-name="P4" draw:layer="layout" svg:width="0.061cm" svg:height="0cm" svg:x="5.574cm" svg:y="2.381cm" svg:viewBox="0 0 62 0" draw:points="62,0 0,0">
          <text:p/>
        </draw:polygon>
        <draw:line draw:style-name="gr4" draw:text-style-name="P5" draw:layer="layout" svg:x1="5.636cm" svg:y1="2.381cm" svg:x2="5.574cm" svg:y2="2.381cm">
          <text:p/>
        </draw:line>
        <draw:frame draw:style-name="gr11" draw:text-style-name="P7" draw:layer="layout" svg:width="0.758cm" svg:height="0.54cm" svg:x="5.231cm" svg:y="3.274cm">
          <draw:text-box>
            <text:p text:style-name="P6"><text:span text:style-name="T3">0.6</text:span></text:p>
          </draw:text-box>
        </draw:frame>
        <draw:line draw:style-name="gr12" draw:text-style-name="P5" draw:layer="layout" svg:x1="5.636cm" svg:y1="6.604cm" svg:x2="5.636cm" svg:y2="1.871cm">
          <text:p/>
        </draw:line>
        <draw:line draw:style-name="gr12" draw:text-style-name="P5" draw:layer="layout" svg:x1="5.636cm" svg:y1="6.604cm" svg:x2="10.438cm" svg:y2="6.604cm">
          <text:p/>
        </draw:line>
        <draw:frame draw:style-name="gr13" draw:text-style-name="P7" draw:layer="layout" svg:width="0.758cm" svg:height="0.541cm" svg:x="5.231cm" svg:y="2.281cm">
          <draw:text-box>
            <text:p text:style-name="P6"><text:span text:style-name="T3">0.8</text:span></text:p>
          </draw:text-box>
        </draw:frame>
        <draw:frame draw:style-name="gr14" draw:text-style-name="P8" draw:layer="layout" svg:width="0.311cm" svg:height="0.367cm" svg:x="5.222cm" svg:y="1.88cm">
          <draw:text-box>
            <text:p><text:span text:style-name="T3">(m)</text:span></text:p>
          </draw:text-box>
        </draw:frame>
        <draw:line draw:style-name="gr15" draw:text-style-name="P5" draw:layer="layout" svg:x1="5.896cm" svg:y1="6.351cm" svg:x2="5.896cm" svg:y2="1.928cm">
          <text:p/>
        </draw:line>
        <draw:line draw:style-name="gr15" draw:text-style-name="P5" draw:layer="layout" svg:x1="10.448cm" svg:y1="6.351cm" svg:x2="10.448cm" svg:y2="1.928cm">
          <text:p/>
        </draw:line>
        <draw:line draw:style-name="gr15" draw:text-style-name="P5" draw:layer="layout" svg:x1="5.896cm" svg:y1="6.351cm" svg:x2="10.448cm" svg:y2="6.351cm">
          <text:p/>
        </draw:line>
        <draw:line draw:style-name="gr15" draw:text-style-name="P5" draw:layer="layout" svg:x1="5.896cm" svg:y1="1.928cm" svg:x2="10.448cm" svg:y2="1.928cm">
          <text:p/>
        </draw:line>
        <draw:path draw:style-name="gr16" draw:text-style-name="P9" draw:layer="layout" svg:width="0.109cm" svg:height="0.109cm" svg:x="9.853cm" svg:y="2.4cm" svg:viewBox="0 0 110 110" svg:d="M0 110l110-110zM0 0l110 110z">
          <text:p/>
        </draw:path>
        <draw:path draw:style-name="gr17" draw:text-style-name="P5" draw:layer="layout" svg:width="0.109cm" svg:height="0.109cm" svg:x="9.853cm" svg:y="2.4cm" svg:viewBox="0 0 110 110" svg:d="M0 110l110-110M0 0l110 110">
          <text:p/>
        </draw:path>
        <draw:path draw:style-name="gr16" draw:text-style-name="P9" draw:layer="layout" svg:width="0.109cm" svg:height="0.109cm" svg:x="6.4cm" svg:y="2.4cm" svg:viewBox="0 0 110 110" svg:d="M0 110l110-110zM0 0l110 110z">
          <text:p/>
        </draw:path>
        <draw:path draw:style-name="gr17" draw:text-style-name="P5" draw:layer="layout" svg:width="0.109cm" svg:height="0.109cm" svg:x="6.4cm" svg:y="2.4cm" svg:viewBox="0 0 110 110" svg:d="M0 110l110-110M0 0l110 110">
          <text:p/>
        </draw:path>
        <draw:path draw:style-name="gr16" draw:text-style-name="P9" draw:layer="layout" svg:width="0.109cm" svg:height="0.109cm" svg:x="8.866cm" svg:y="3.359cm" svg:viewBox="0 0 110 110" svg:d="M0 110l110-110zM0 0l110 110z">
          <text:p/>
        </draw:path>
        <draw:path draw:style-name="gr17" draw:text-style-name="P5" draw:layer="layout" svg:width="0.109cm" svg:height="0.109cm" svg:x="8.866cm" svg:y="3.359cm" svg:viewBox="0 0 110 110" svg:d="M0 110l110-110M0 0l110 110">
          <text:p/>
        </draw:path>
        <draw:path draw:style-name="gr16" draw:text-style-name="P9" draw:layer="layout" svg:width="0.109cm" svg:height="0.108cm" svg:x="6.4cm" svg:y="5.759cm" svg:viewBox="0 0 110 109" svg:d="M0 109l110-109zM0 0l110 109z">
          <text:p/>
        </draw:path>
        <draw:path draw:style-name="gr17" draw:text-style-name="P5" draw:layer="layout" svg:width="0.109cm" svg:height="0.108cm" svg:x="6.4cm" svg:y="5.759cm" svg:viewBox="0 0 110 109" svg:d="M0 109l110-109M0 0l110 109">
          <text:p/>
        </draw:path>
        <draw:path draw:style-name="gr16" draw:text-style-name="P9" draw:layer="layout" svg:width="0.109cm" svg:height="0.109cm" svg:x="10.346cm" svg:y="3.839cm" svg:viewBox="0 0 110 110" svg:d="M0 110l110-110zM0 0l110 110z">
          <text:p/>
        </draw:path>
        <draw:path draw:style-name="gr17" draw:text-style-name="P5" draw:layer="layout" svg:width="0.109cm" svg:height="0.109cm" svg:x="10.346cm" svg:y="3.839cm" svg:viewBox="0 0 110 110" svg:d="M0 110l110-110M0 0l110 110">
          <text:p/>
        </draw:path>
        <draw:path draw:style-name="gr16" draw:text-style-name="P9" draw:layer="layout" svg:width="0.109cm" svg:height="0.108cm" svg:x="9.853cm" svg:y="5.759cm" svg:viewBox="0 0 110 109" svg:d="M0 109l110-109zM0 0l110 109z">
          <text:p/>
        </draw:path>
        <draw:path draw:style-name="gr17" draw:text-style-name="P5" draw:layer="layout" svg:width="0.109cm" svg:height="0.108cm" svg:x="9.853cm" svg:y="5.759cm" svg:viewBox="0 0 110 109" svg:d="M0 109l110-109M0 0l110 109">
          <text:p/>
        </draw:path>
        <draw:path draw:style-name="gr16" draw:text-style-name="P9" draw:layer="layout" svg:width="0.109cm" svg:height="0.108cm" svg:x="7.386cm" svg:y="4.799cm" svg:viewBox="0 0 110 109" svg:d="M0 109l110-109zM0 0l110 109z">
          <text:p/>
        </draw:path>
        <draw:path draw:style-name="gr17" draw:text-style-name="P5" draw:layer="layout" svg:width="0.109cm" svg:height="0.108cm" svg:x="7.386cm" svg:y="4.799cm" svg:viewBox="0 0 110 109" svg:d="M0 109l110-109M0 0l110 109">
          <text:p/>
        </draw:path>
        <draw:path draw:style-name="gr16" draw:text-style-name="P9" draw:layer="layout" svg:width="0.109cm" svg:height="0.109cm" svg:x="7.88cm" svg:y="1.92cm" svg:viewBox="0 0 110 110" svg:d="M0 110l110-110zM0 0l110 110z">
          <text:p/>
        </draw:path>
        <draw:path draw:style-name="gr17" draw:text-style-name="P5" draw:layer="layout" svg:width="0.109cm" svg:height="0.109cm" svg:x="7.88cm" svg:y="1.92cm" svg:viewBox="0 0 110 110" svg:d="M0 110l110-110M0 0l110 110">
          <text:p/>
        </draw:path>
        <draw:path draw:style-name="gr16" draw:text-style-name="P9" draw:layer="layout" svg:width="0.109cm" svg:height="0.108cm" svg:x="8.866cm" svg:y="4.799cm" svg:viewBox="0 0 110 109" svg:d="M0 109l110-109zM0 0l110 109z">
          <text:p/>
        </draw:path>
        <draw:path draw:style-name="gr17" draw:text-style-name="P5" draw:layer="layout" svg:width="0.109cm" svg:height="0.108cm" svg:x="8.866cm" svg:y="4.799cm" svg:viewBox="0 0 110 109" svg:d="M0 109l110-109M0 0l110 109">
          <text:p/>
        </draw:path>
        <draw:path draw:style-name="gr16" draw:text-style-name="P9" draw:layer="layout" svg:width="0.109cm" svg:height="0.109cm" svg:x="5.906cm" svg:y="4.319cm" svg:viewBox="0 0 110 110" svg:d="M0 110l110-110zM0 0l110 110z">
          <text:p/>
        </draw:path>
        <draw:path draw:style-name="gr17" draw:text-style-name="P5" draw:layer="layout" svg:width="0.109cm" svg:height="0.109cm" svg:x="5.906cm" svg:y="4.319cm" svg:viewBox="0 0 110 110" svg:d="M0 110l110-110M0 0l110 110">
          <text:p/>
        </draw:path>
        <draw:path draw:style-name="gr16" draw:text-style-name="P9" draw:layer="layout" svg:width="0.109cm" svg:height="0.109cm" svg:x="7.386cm" svg:y="3.359cm" svg:viewBox="0 0 110 110" svg:d="M0 110l110-110zM0 0l110 110z">
          <text:p/>
        </draw:path>
        <draw:path draw:style-name="gr17" draw:text-style-name="P5" draw:layer="layout" svg:width="0.109cm" svg:height="0.109cm" svg:x="7.386cm" svg:y="3.359cm" svg:viewBox="0 0 110 110" svg:d="M0 110l110-110M0 0l110 110">
          <text:p/>
        </draw:path>
        <draw:path draw:style-name="gr16" draw:text-style-name="P9" draw:layer="layout" svg:width="0.109cm" svg:height="0.108cm" svg:x="8.373cm" svg:y="6.239cm" svg:viewBox="0 0 110 109" svg:d="M0 109l110-109zM0 0l110 109z">
          <text:p/>
        </draw:path>
        <draw:path draw:style-name="gr17" draw:text-style-name="P5" draw:layer="layout" svg:width="0.109cm" svg:height="0.108cm" svg:x="8.373cm" svg:y="6.239cm" svg:viewBox="0 0 110 109" svg:d="M0 109l110-109M0 0l110 109">
          <text:p/>
        </draw:path>
        <draw:path draw:style-name="gr18" draw:text-style-name="P4" draw:layer="layout" svg:width="0.054cm" svg:height="0.054cm" svg:x="8.893cm" svg:y="4.345cm" svg:viewBox="0 0 55 55" svg:d="M28 55c7 0 14-3 20-8 5-5 7-12 7-19 0-8-2-15-7-20-6-5-13-8-20-8-8 0-15 3-20 8s-8 12-8 20c0 7 3 14 8 19s12 8 20 8z">
          <text:p/>
        </draw:path>
        <draw:path draw:style-name="gr18" draw:text-style-name="P4" draw:layer="layout" svg:width="0.054cm" svg:height="0.054cm" svg:x="10.373cm" svg:y="4.825cm" svg:viewBox="0 0 55 55" svg:d="M28 55c7 0 14-3 20-8 5-5 7-12 7-20 0-7-2-14-7-19-6-5-13-8-20-8s-14 3-20 8c-5 5-8 12-8 19 0 8 3 15 8 20 6 5 13 8 20 8z">
          <text:p/>
        </draw:path>
        <draw:path draw:style-name="gr18" draw:text-style-name="P4" draw:layer="layout" svg:width="0.054cm" svg:height="0.054cm" svg:x="6.427cm" svg:y="6.265cm" svg:viewBox="0 0 55 55" svg:d="M27 55c8 0 14-3 20-9 5-5 8-12 8-19s-3-14-8-19c-6-5-12-8-20-8-7 0-14 3-19 8s-8 12-8 19 3 14 8 19c5 6 12 9 19 9z">
          <text:p/>
        </draw:path>
        <draw:path draw:style-name="gr18" draw:text-style-name="P4" draw:layer="layout" svg:width="0.054cm" svg:height="0.054cm" svg:x="5.934cm" svg:y="2.426cm" svg:viewBox="0 0 55 55" svg:d="M27 55c8 0 15-3 20-8 6-5 8-12 8-19s-2-15-8-20c-5-5-12-8-20-8-7 0-14 3-19 8s-8 13-8 20 3 14 8 19 12 8 19 8z">
          <text:p/>
        </draw:path>
        <draw:path draw:style-name="gr18" draw:text-style-name="P4" draw:layer="layout" svg:width="0.054cm" svg:height="0.054cm" svg:x="7.907cm" svg:y="3.86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6.921cm" svg:y="2.42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7.907cm" svg:y="4.345cm" svg:viewBox="0 0 55 55" svg:d="M27 55c8 0 15-3 20-8s8-12 8-19c0-8-3-15-8-20s-12-8-20-8c-7 0-14 3-19 8s-8 12-8 20c0 7 3 14 8 19s12 8 19 8z">
          <text:p/>
        </draw:path>
        <draw:path draw:style-name="gr18" draw:text-style-name="P4" draw:layer="layout" svg:width="0.054cm" svg:height="0.054cm" svg:x="6.427cm" svg:y="2.906cm" svg:viewBox="0 0 55 55" svg:d="M27 55c8 0 14-3 20-8 5-5 8-12 8-19s-3-15-8-20c-6-5-12-8-20-8-7 0-14 3-19 8s-8 13-8 20 3 14 8 19 12 8 19 8z">
          <text:p/>
        </draw:path>
        <draw:path draw:style-name="gr18" draw:text-style-name="P4" draw:layer="layout" svg:width="0.054cm" svg:height="0.054cm" svg:x="8.4cm" svg:y="2.42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9.387cm" svg:y="5.305cm" svg:viewBox="0 0 55 55" svg:d="M28 55c7 0 14-3 19-8s8-13 8-20-3-14-8-19-12-8-19-8-15 3-20 8-8 12-8 19 3 15 8 20 13 8 20 8z">
          <text:p/>
        </draw:path>
        <draw:path draw:style-name="gr18" draw:text-style-name="P4" draw:layer="layout" svg:width="0.054cm" svg:height="0.054cm" svg:x="7.414cm" svg:y="1.946cm" svg:viewBox="0 0 55 55" svg:d="M27 55c8 0 15-3 21-9 5-5 7-12 7-19s-2-14-7-19c-6-5-13-8-21-8-7 0-14 3-19 8s-8 12-8 19 3 14 8 19c5 6 12 9 19 9z">
          <text:p/>
        </draw:path>
        <draw:path draw:style-name="gr18" draw:text-style-name="P4" draw:layer="layout" svg:width="0.054cm" svg:height="0.054cm" svg:x="7.907cm" svg:y="4.825cm" svg:viewBox="0 0 55 55" svg:d="M27 55c8 0 15-3 20-8s8-12 8-20c0-7-3-14-8-19s-12-8-20-8c-7 0-14 3-19 8s-8 12-8 19c0 8 3 15 8 20s12 8 19 8z">
          <text:p/>
        </draw:path>
        <draw:path draw:style-name="gr18" draw:text-style-name="P4" draw:layer="layout" svg:width="0.054cm" svg:height="0.054cm" svg:x="6.921cm" svg:y="3.86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7.907cm" svg:y="2.42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8.4cm" svg:y="3.38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6.921cm" svg:y="4.825cm" svg:viewBox="0 0 55 55" svg:d="M27 55c8 0 15-3 20-8s8-12 8-20c0-7-3-14-8-19s-12-8-20-8c-7 0-14 3-19 8s-8 12-8 19c0 8 3 15 8 20s12 8 19 8z">
          <text:p/>
        </draw:path>
        <draw:path draw:style-name="gr18" draw:text-style-name="P4" draw:layer="layout" svg:width="0.054cm" svg:height="0.054cm" svg:x="7.414cm" svg:y="2.426cm" svg:viewBox="0 0 55 55" svg:d="M27 55c8 0 15-3 21-8 5-5 7-12 7-19s-2-15-7-20c-6-5-13-8-21-8-7 0-14 3-19 8s-8 13-8 20 3 14 8 19 12 8 19 8z">
          <text:p/>
        </draw:path>
        <draw:path draw:style-name="gr18" draw:text-style-name="P4" draw:layer="layout" svg:width="0.054cm" svg:height="0.054cm" svg:x="8.893cm" svg:y="3.866cm" svg:viewBox="0 0 55 55" svg:d="M28 55c7 0 14-3 20-8 5-5 7-12 7-19s-2-15-7-20c-6-5-13-8-20-8-8 0-15 3-20 8s-8 13-8 20 3 14 8 19 12 8 20 8z">
          <text:p/>
        </draw:path>
        <draw:path draw:style-name="gr18" draw:text-style-name="P4" draw:layer="layout" svg:width="0.054cm" svg:height="0.054cm" svg:x="9.387cm" svg:y="1.946cm" svg:viewBox="0 0 55 55" svg:d="M28 55c7 0 14-3 19-9 5-5 8-12 8-19s-3-14-8-19-12-8-19-8-15 3-20 8-8 12-8 19 3 14 8 19c5 6 13 9 20 9z">
          <text:p/>
        </draw:path>
        <draw:path draw:style-name="gr18" draw:text-style-name="P4" draw:layer="layout" svg:width="0.054cm" svg:height="0.054cm" svg:x="7.414cm" svg:y="3.866cm" svg:viewBox="0 0 55 55" svg:d="M27 55c8 0 15-3 21-8 5-5 7-12 7-19s-2-15-7-20c-6-5-13-8-21-8-7 0-14 3-19 8s-8 13-8 20 3 14 8 19 12 8 19 8z">
          <text:p/>
        </draw:path>
        <draw:path draw:style-name="gr18" draw:text-style-name="P4" draw:layer="layout" svg:width="0.054cm" svg:height="0.054cm" svg:x="5.934cm" svg:y="2.906cm" svg:viewBox="0 0 55 55" svg:d="M27 55c8 0 15-3 20-8 6-5 8-12 8-19s-2-15-8-20c-5-5-12-8-20-8-7 0-14 3-19 8s-8 13-8 20 3 14 8 19 12 8 19 8z">
          <text:p/>
        </draw:path>
        <draw:path draw:style-name="gr18" draw:text-style-name="P4" draw:layer="layout" svg:width="0.054cm" svg:height="0.054cm" svg:x="10.373cm" svg:y="4.345cm" svg:viewBox="0 0 55 55" svg:d="M28 55c7 0 14-3 20-8 5-5 7-12 7-19 0-8-2-15-7-20-6-5-13-8-20-8s-14 3-20 8c-5 5-8 12-8 20 0 7 3 14 8 19 6 5 13 8 20 8z">
          <text:p/>
        </draw:path>
        <draw:path draw:style-name="gr18" draw:text-style-name="P4" draw:layer="layout" svg:width="0.054cm" svg:height="0.054cm" svg:x="5.934cm" svg:y="3.386cm" svg:viewBox="0 0 55 55" svg:d="M27 55c8 0 15-3 20-8 6-5 8-12 8-19s-2-15-8-20c-5-5-12-8-20-8-7 0-14 3-19 8s-8 13-8 20 3 14 8 19 12 8 19 8z">
          <text:p/>
        </draw:path>
        <draw:path draw:style-name="gr18" draw:text-style-name="P4" draw:layer="layout" svg:width="0.054cm" svg:height="0.054cm" svg:x="5.934cm" svg:y="4.825cm" svg:viewBox="0 0 55 55" svg:d="M27 55c8 0 15-3 20-8 6-5 8-12 8-20 0-7-2-14-8-19-5-5-12-8-20-8-7 0-14 3-19 8s-8 12-8 19c0 8 3 15 8 20s12 8 19 8z">
          <text:p/>
        </draw:path>
        <draw:path draw:style-name="gr18" draw:text-style-name="P4" draw:layer="layout" svg:width="0.054cm" svg:height="0.054cm" svg:x="7.907cm" svg:y="2.90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8.893cm" svg:y="5.785cm" svg:viewBox="0 0 55 55" svg:d="M28 55c7 0 14-3 20-8 5-6 7-13 7-20s-2-14-7-19c-6-5-13-8-20-8-8 0-15 3-20 8s-8 12-8 19 3 14 8 20c5 5 12 8 20 8z">
          <text:p/>
        </draw:path>
        <draw:path draw:style-name="gr18" draw:text-style-name="P4" draw:layer="layout" svg:width="0.054cm" svg:height="0.054cm" svg:x="9.387cm" svg:y="2.42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10.373cm" svg:y="2.906cm" svg:viewBox="0 0 55 55" svg:d="M28 55c7 0 14-3 20-8 5-5 7-12 7-19s-2-15-7-20c-6-5-13-8-20-8s-14 3-20 8c-5 5-8 13-8 20s3 14 8 19c6 5 13 8 20 8z">
          <text:p/>
        </draw:path>
        <draw:path draw:style-name="gr18" draw:text-style-name="P4" draw:layer="layout" svg:width="0.054cm" svg:height="0.054cm" svg:x="7.414cm" svg:y="4.345cm" svg:viewBox="0 0 55 55" svg:d="M27 55c8 0 15-3 21-8 5-5 7-12 7-19 0-8-2-15-7-20-6-5-13-8-21-8-7 0-14 3-19 8s-8 12-8 20c0 7 3 14 8 19s12 8 19 8z">
          <text:p/>
        </draw:path>
        <draw:path draw:style-name="gr18" draw:text-style-name="P4" draw:layer="layout" svg:width="0.054cm" svg:height="0.054cm" svg:x="8.893cm" svg:y="6.265cm" svg:viewBox="0 0 55 55" svg:d="M28 55c7 0 14-3 20-9 5-5 7-12 7-19s-2-14-7-19c-6-5-13-8-20-8-8 0-15 3-20 8s-8 12-8 19 3 14 8 19c5 6 12 9 20 9z">
          <text:p/>
        </draw:path>
        <draw:path draw:style-name="gr18" draw:text-style-name="P4" draw:layer="layout" svg:width="0.054cm" svg:height="0.054cm" svg:x="9.88cm" svg:y="1.946cm" svg:viewBox="0 0 55 55" svg:d="M28 55c7 0 14-3 19-9 5-5 8-12 8-19s-3-14-8-19-12-8-19-8-15 3-20 8-8 12-8 19 3 14 8 19c5 6 13 9 20 9z">
          <text:p/>
        </draw:path>
        <draw:path draw:style-name="gr18" draw:text-style-name="P4" draw:layer="layout" svg:width="0.054cm" svg:height="0.054cm" svg:x="8.4cm" svg:y="4.825cm" svg:viewBox="0 0 55 55" svg:d="M27 55c8 0 15-3 20-8s8-12 8-20c0-7-3-14-8-19s-12-8-20-8c-7 0-14 3-19 8s-8 12-8 19c0 8 3 15 8 20s12 8 19 8z">
          <text:p/>
        </draw:path>
        <draw:path draw:style-name="gr18" draw:text-style-name="P4" draw:layer="layout" svg:width="0.054cm" svg:height="0.054cm" svg:x="6.921cm" svg:y="1.946cm" svg:viewBox="0 0 55 55" svg:d="M27 55c8 0 15-3 20-9 5-5 8-12 8-19s-3-14-8-19-12-8-20-8c-7 0-14 3-19 8s-8 12-8 19 3 14 8 19c5 6 12 9 19 9z">
          <text:p/>
        </draw:path>
        <draw:path draw:style-name="gr18" draw:text-style-name="P4" draw:layer="layout" svg:width="0.054cm" svg:height="0.054cm" svg:x="6.921cm" svg:y="3.38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6.921cm" svg:y="2.90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9.387cm" svg:y="4.825cm" svg:viewBox="0 0 55 55" svg:d="M28 55c7 0 14-3 19-8s8-12 8-20c0-7-3-14-8-19s-12-8-19-8-15 3-20 8-8 12-8 19c0 8 3 15 8 20s13 8 20 8z">
          <text:p/>
        </draw:path>
        <draw:path draw:style-name="gr18" draw:text-style-name="P4" draw:layer="layout" svg:width="0.054cm" svg:height="0.054cm" svg:x="9.88cm" svg:y="3.86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8.4cm" svg:y="5.785cm" svg:viewBox="0 0 55 55" svg:d="M27 55c8 0 15-3 20-8 5-6 8-13 8-20s-3-14-8-19-12-8-20-8c-7 0-14 3-19 8s-8 12-8 19 3 14 8 20c5 5 12 8 19 8z">
          <text:p/>
        </draw:path>
        <draw:path draw:style-name="gr18" draw:text-style-name="P4" draw:layer="layout" svg:width="0.054cm" svg:height="0.054cm" svg:x="5.934cm" svg:y="3.866cm" svg:viewBox="0 0 55 55" svg:d="M27 55c8 0 15-3 20-8 6-5 8-12 8-19s-2-15-8-20c-5-5-12-8-20-8-7 0-14 3-19 8s-8 13-8 20 3 14 8 19 12 8 19 8z">
          <text:p/>
        </draw:path>
        <draw:path draw:style-name="gr18" draw:text-style-name="P4" draw:layer="layout" svg:width="0.054cm" svg:height="0.054cm" svg:x="7.907cm" svg:y="5.785cm" svg:viewBox="0 0 55 55" svg:d="M27 55c8 0 15-3 20-8 5-6 8-13 8-20s-3-14-8-19-12-8-20-8c-7 0-14 3-19 8s-8 12-8 19 3 14 8 20c5 5 12 8 19 8z">
          <text:p/>
        </draw:path>
        <draw:path draw:style-name="gr18" draw:text-style-name="P4" draw:layer="layout" svg:width="0.054cm" svg:height="0.054cm" svg:x="6.427cm" svg:y="3.386cm" svg:viewBox="0 0 55 55" svg:d="M27 55c8 0 14-3 20-8 5-5 8-12 8-19s-3-15-8-20c-6-5-12-8-20-8-7 0-14 3-19 8s-8 13-8 20 3 14 8 19 12 8 19 8z">
          <text:p/>
        </draw:path>
        <draw:path draw:style-name="gr18" draw:text-style-name="P4" draw:layer="layout" svg:width="0.054cm" svg:height="0.054cm" svg:x="7.414cm" svg:y="5.785cm" svg:viewBox="0 0 55 55" svg:d="M27 55c8 0 15-3 21-8 5-6 7-13 7-20s-2-14-7-19c-6-5-13-8-21-8-7 0-14 3-19 8s-8 12-8 19 3 14 8 20c5 5 12 8 19 8z">
          <text:p/>
        </draw:path>
        <draw:path draw:style-name="gr18" draw:text-style-name="P4" draw:layer="layout" svg:width="0.054cm" svg:height="0.054cm" svg:x="6.427cm" svg:y="1.946cm" svg:viewBox="0 0 55 55" svg:d="M27 55c8 0 14-3 20-9 5-5 8-12 8-19s-3-14-8-19c-6-5-12-8-20-8-7 0-14 3-19 8s-8 12-8 19 3 14 8 19c5 6 12 9 19 9z">
          <text:p/>
        </draw:path>
        <draw:path draw:style-name="gr18" draw:text-style-name="P4" draw:layer="layout" svg:width="0.054cm" svg:height="0.054cm" svg:x="9.387cm" svg:y="3.38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7.907cm" svg:y="6.265cm" svg:viewBox="0 0 55 55" svg:d="M27 55c8 0 15-3 20-9 5-5 8-12 8-19s-3-14-8-19-12-8-20-8c-7 0-14 3-19 8s-8 12-8 19 3 14 8 19c5 6 12 9 19 9z">
          <text:p/>
        </draw:path>
        <draw:path draw:style-name="gr18" draw:text-style-name="P4" draw:layer="layout" svg:width="0.054cm" svg:height="0.054cm" svg:x="8.893cm" svg:y="2.906cm" svg:viewBox="0 0 55 55" svg:d="M28 55c7 0 14-3 20-8 5-5 7-12 7-19s-2-15-7-20c-6-5-13-8-20-8-8 0-15 3-20 8s-8 13-8 20 3 14 8 19 12 8 20 8z">
          <text:p/>
        </draw:path>
        <draw:path draw:style-name="gr18" draw:text-style-name="P4" draw:layer="layout" svg:width="0.054cm" svg:height="0.054cm" svg:x="9.88cm" svg:y="6.265cm" svg:viewBox="0 0 55 55" svg:d="M28 55c7 0 14-3 19-9 5-5 8-12 8-19s-3-14-8-19-12-8-19-8-15 3-20 8-8 12-8 19 3 14 8 19c5 6 13 9 20 9z">
          <text:p/>
        </draw:path>
        <draw:path draw:style-name="gr18" draw:text-style-name="P4" draw:layer="layout" svg:width="0.054cm" svg:height="0.054cm" svg:x="10.373cm" svg:y="5.305cm" svg:viewBox="0 0 55 55" svg:d="M28 55c7 0 14-3 20-8 5-5 7-13 7-20s-2-14-7-19c-6-5-13-8-20-8s-14 3-20 8c-5 5-8 12-8 19s3 15 8 20c6 5 13 8 20 8z">
          <text:p/>
        </draw:path>
        <draw:path draw:style-name="gr18" draw:text-style-name="P4" draw:layer="layout" svg:width="0.054cm" svg:height="0.054cm" svg:x="10.373cm" svg:y="5.785cm" svg:viewBox="0 0 55 55" svg:d="M28 55c7 0 14-3 20-8 5-6 7-13 7-20s-2-14-7-19c-6-5-13-8-20-8s-14 3-20 8c-5 5-8 12-8 19s3 14 8 20c6 5 13 8 20 8z">
          <text:p/>
        </draw:path>
        <draw:path draw:style-name="gr18" draw:text-style-name="P4" draw:layer="layout" svg:width="0.054cm" svg:height="0.054cm" svg:x="8.893cm" svg:y="2.426cm" svg:viewBox="0 0 55 55" svg:d="M28 55c7 0 14-3 20-8 5-5 7-12 7-19s-2-15-7-20c-6-5-13-8-20-8-8 0-15 3-20 8s-8 13-8 20 3 14 8 19 12 8 20 8z">
          <text:p/>
        </draw:path>
        <draw:path draw:style-name="gr18" draw:text-style-name="P4" draw:layer="layout" svg:width="0.054cm" svg:height="0.054cm" svg:x="9.387cm" svg:y="2.90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9.387cm" svg:y="3.86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9.88cm" svg:y="4.345cm" svg:viewBox="0 0 55 55" svg:d="M28 55c7 0 14-3 19-8s8-12 8-19c0-8-3-15-8-20s-12-8-19-8-15 3-20 8-8 12-8 20c0 7 3 14 8 19s13 8 20 8z">
          <text:p/>
        </draw:path>
        <draw:path draw:style-name="gr18" draw:text-style-name="P4" draw:layer="layout" svg:width="0.054cm" svg:height="0.054cm" svg:x="7.907cm" svg:y="3.38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8.893cm" svg:y="5.305cm" svg:viewBox="0 0 55 55" svg:d="M28 55c7 0 14-3 20-8 5-5 7-13 7-20s-2-14-7-19c-6-5-13-8-20-8-8 0-15 3-20 8s-8 12-8 19 3 15 8 20 12 8 20 8z">
          <text:p/>
        </draw:path>
        <draw:path draw:style-name="gr18" draw:text-style-name="P4" draw:layer="layout" svg:width="0.054cm" svg:height="0.054cm" svg:x="8.4cm" svg:y="2.90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9.88cm" svg:y="3.38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6.427cm" svg:y="3.866cm" svg:viewBox="0 0 55 55" svg:d="M27 55c8 0 14-3 20-8 5-5 8-12 8-19s-3-15-8-20c-6-5-12-8-20-8-7 0-14 3-19 8s-8 13-8 20 3 14 8 19 12 8 19 8z">
          <text:p/>
        </draw:path>
        <draw:path draw:style-name="gr18" draw:text-style-name="P4" draw:layer="layout" svg:width="0.054cm" svg:height="0.054cm" svg:x="8.4cm" svg:y="1.946cm" svg:viewBox="0 0 55 55" svg:d="M27 55c8 0 15-3 20-9 5-5 8-12 8-19s-3-14-8-19-12-8-20-8c-7 0-14 3-19 8s-8 12-8 19 3 14 8 19c5 6 12 9 19 9z">
          <text:p/>
        </draw:path>
        <draw:path draw:style-name="gr18" draw:text-style-name="P4" draw:layer="layout" svg:width="0.054cm" svg:height="0.054cm" svg:x="5.934cm" svg:y="5.305cm" svg:viewBox="0 0 55 55" svg:d="M27 55c8 0 15-3 20-8 6-5 8-13 8-20s-2-14-8-19c-5-5-12-8-20-8-7 0-14 3-19 8s-8 12-8 19 3 15 8 20 12 8 19 8z">
          <text:p/>
        </draw:path>
        <draw:path draw:style-name="gr18" draw:text-style-name="P4" draw:layer="layout" svg:width="0.054cm" svg:height="0.054cm" svg:x="9.88cm" svg:y="4.825cm" svg:viewBox="0 0 55 55" svg:d="M28 55c7 0 14-3 19-8s8-12 8-20c0-7-3-14-8-19s-12-8-19-8-15 3-20 8-8 12-8 19c0 8 3 15 8 20s13 8 20 8z">
          <text:p/>
        </draw:path>
        <draw:path draw:style-name="gr18" draw:text-style-name="P4" draw:layer="layout" svg:width="0.054cm" svg:height="0.054cm" svg:x="8.893cm" svg:y="1.946cm" svg:viewBox="0 0 55 55" svg:d="M28 55c7 0 14-3 20-9 5-5 7-12 7-19s-2-14-7-19c-6-5-13-8-20-8-8 0-15 3-20 8s-8 12-8 19 3 14 8 19c5 6 12 9 20 9z">
          <text:p/>
        </draw:path>
        <draw:path draw:style-name="gr18" draw:text-style-name="P4" draw:layer="layout" svg:width="0.054cm" svg:height="0.054cm" svg:x="6.921cm" svg:y="6.265cm" svg:viewBox="0 0 55 55" svg:d="M27 55c8 0 15-3 20-9 5-5 8-12 8-19s-3-14-8-19-12-8-20-8c-7 0-14 3-19 8s-8 12-8 19 3 14 8 19c5 6 12 9 19 9z">
          <text:p/>
        </draw:path>
        <draw:path draw:style-name="gr18" draw:text-style-name="P4" draw:layer="layout" svg:width="0.054cm" svg:height="0.054cm" svg:x="6.921cm" svg:y="4.345cm" svg:viewBox="0 0 55 55" svg:d="M27 55c8 0 15-3 20-8s8-12 8-19c0-8-3-15-8-20s-12-8-20-8c-7 0-14 3-19 8s-8 12-8 20c0 7 3 14 8 19s12 8 19 8z">
          <text:p/>
        </draw:path>
        <draw:path draw:style-name="gr18" draw:text-style-name="P4" draw:layer="layout" svg:width="0.054cm" svg:height="0.054cm" svg:x="9.387cm" svg:y="6.265cm" svg:viewBox="0 0 55 55" svg:d="M28 55c7 0 14-3 19-9 5-5 8-12 8-19s-3-14-8-19-12-8-19-8-15 3-20 8-8 12-8 19 3 14 8 19c5 6 13 9 20 9z">
          <text:p/>
        </draw:path>
        <draw:path draw:style-name="gr18" draw:text-style-name="P4" draw:layer="layout" svg:width="0.054cm" svg:height="0.054cm" svg:x="6.427cm" svg:y="4.345cm" svg:viewBox="0 0 55 55" svg:d="M27 55c8 0 14-3 20-8 5-5 8-12 8-19 0-8-3-15-8-20-6-5-12-8-20-8-7 0-14 3-19 8s-8 12-8 20c0 7 3 14 8 19s12 8 19 8z">
          <text:p/>
        </draw:path>
        <draw:path draw:style-name="gr18" draw:text-style-name="P4" draw:layer="layout" svg:width="0.054cm" svg:height="0.054cm" svg:x="6.921cm" svg:y="5.305cm" svg:viewBox="0 0 55 55" svg:d="M27 55c8 0 15-3 20-8s8-13 8-20-3-14-8-19-12-8-20-8c-7 0-14 3-19 8s-8 12-8 19 3 15 8 20 12 8 19 8z">
          <text:p/>
        </draw:path>
        <draw:path draw:style-name="gr18" draw:text-style-name="P4" draw:layer="layout" svg:width="0.054cm" svg:height="0.054cm" svg:x="9.88cm" svg:y="2.90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8.4cm" svg:y="5.305cm" svg:viewBox="0 0 55 55" svg:d="M27 55c8 0 15-3 20-8s8-13 8-20-3-14-8-19-12-8-20-8c-7 0-14 3-19 8s-8 12-8 19 3 15 8 20 12 8 19 8z">
          <text:p/>
        </draw:path>
        <draw:path draw:style-name="gr18" draw:text-style-name="P4" draw:layer="layout" svg:width="0.054cm" svg:height="0.054cm" svg:x="7.414cm" svg:y="2.906cm" svg:viewBox="0 0 55 55" svg:d="M27 55c8 0 15-3 21-8 5-5 7-12 7-19s-2-15-7-20c-6-5-13-8-21-8-7 0-14 3-19 8s-8 13-8 20 3 14 8 19 12 8 19 8z">
          <text:p/>
        </draw:path>
        <draw:path draw:style-name="gr18" draw:text-style-name="P4" draw:layer="layout" svg:width="0.054cm" svg:height="0.054cm" svg:x="6.921cm" svg:y="5.785cm" svg:viewBox="0 0 55 55" svg:d="M27 55c8 0 15-3 20-8 5-6 8-13 8-20s-3-14-8-19-12-8-20-8c-7 0-14 3-19 8s-8 12-8 19 3 14 8 20c5 5 12 8 19 8z">
          <text:p/>
        </draw:path>
        <draw:path draw:style-name="gr18" draw:text-style-name="P4" draw:layer="layout" svg:width="0.054cm" svg:height="0.054cm" svg:x="9.88cm" svg:y="5.305cm" svg:viewBox="0 0 55 55" svg:d="M28 55c7 0 14-3 19-8s8-13 8-20-3-14-8-19-12-8-19-8-15 3-20 8-8 12-8 19 3 15 8 20 13 8 20 8z">
          <text:p/>
        </draw:path>
        <draw:path draw:style-name="gr18" draw:text-style-name="P4" draw:layer="layout" svg:width="0.054cm" svg:height="0.054cm" svg:x="7.414cm" svg:y="5.305cm" svg:viewBox="0 0 55 55" svg:d="M27 55c8 0 15-3 21-8 5-5 7-13 7-20s-2-14-7-19c-6-5-13-8-21-8-7 0-14 3-19 8s-8 12-8 19 3 15 8 20 12 8 19 8z">
          <text:p/>
        </draw:path>
        <draw:path draw:style-name="gr18" draw:text-style-name="P4" draw:layer="layout" svg:width="0.054cm" svg:height="0.054cm" svg:x="6.427cm" svg:y="5.305cm" svg:viewBox="0 0 55 55" svg:d="M27 55c8 0 14-3 20-8 5-5 8-13 8-20s-3-14-8-19c-6-5-12-8-20-8-7 0-14 3-19 8s-8 12-8 19 3 15 8 20 12 8 19 8z">
          <text:p/>
        </draw:path>
        <draw:path draw:style-name="gr18" draw:text-style-name="P4" draw:layer="layout" svg:width="0.054cm" svg:height="0.054cm" svg:x="8.4cm" svg:y="4.345cm" svg:viewBox="0 0 55 55" svg:d="M27 55c8 0 15-3 20-8s8-12 8-19c0-8-3-15-8-20s-12-8-20-8c-7 0-14 3-19 8s-8 12-8 20c0 7 3 14 8 19s12 8 19 8z">
          <text:p/>
        </draw:path>
        <draw:path draw:style-name="gr18" draw:text-style-name="P4" draw:layer="layout" svg:width="0.054cm" svg:height="0.054cm" svg:x="10.373cm" svg:y="2.426cm" svg:viewBox="0 0 55 55" svg:d="M28 55c7 0 14-3 20-8 5-5 7-12 7-19s-2-15-7-20c-6-5-13-8-20-8s-14 3-20 8c-5 5-8 13-8 20s3 14 8 19c6 5 13 8 20 8z">
          <text:p/>
        </draw:path>
        <draw:path draw:style-name="gr18" draw:text-style-name="P4" draw:layer="layout" svg:width="0.054cm" svg:height="0.054cm" svg:x="6.427cm" svg:y="4.825cm" svg:viewBox="0 0 55 55" svg:d="M27 55c8 0 14-3 20-8 5-5 8-12 8-20 0-7-3-14-8-19-6-5-12-8-20-8-7 0-14 3-19 8s-8 12-8 19c0 8 3 15 8 20s12 8 19 8z">
          <text:p/>
        </draw:path>
        <draw:path draw:style-name="gr18" draw:text-style-name="P4" draw:layer="layout" svg:width="0.054cm" svg:height="0.054cm" svg:x="7.414cm" svg:y="6.265cm" svg:viewBox="0 0 55 55" svg:d="M27 55c8 0 15-3 21-9 5-5 7-12 7-19s-2-14-7-19c-6-5-13-8-21-8-7 0-14 3-19 8s-8 12-8 19 3 14 8 19c5 6 12 9 19 9z">
          <text:p/>
        </draw:path>
        <draw:path draw:style-name="gr18" draw:text-style-name="P4" draw:layer="layout" svg:width="0.054cm" svg:height="0.054cm" svg:x="7.907cm" svg:y="5.305cm" svg:viewBox="0 0 55 55" svg:d="M27 55c8 0 15-3 20-8s8-13 8-20-3-14-8-19-12-8-20-8c-7 0-14 3-19 8s-8 12-8 19 3 15 8 20 12 8 19 8z">
          <text:p/>
        </draw:path>
        <draw:path draw:style-name="gr18" draw:text-style-name="P4" draw:layer="layout" svg:width="0.054cm" svg:height="0.054cm" svg:x="9.387cm" svg:y="5.785cm" svg:viewBox="0 0 55 55" svg:d="M28 55c7 0 14-3 19-8 5-6 8-13 8-20s-3-14-8-19-12-8-19-8-15 3-20 8-8 12-8 19 3 14 8 20c5 5 13 8 20 8z">
          <text:p/>
        </draw:path>
        <draw:path draw:style-name="gr18" draw:text-style-name="P4" draw:layer="layout" svg:width="0.054cm" svg:height="0.054cm" svg:x="5.934cm" svg:y="5.785cm" svg:viewBox="0 0 55 55" svg:d="M27 55c8 0 15-3 20-8 6-6 8-13 8-20s-2-14-8-19c-5-5-12-8-20-8-7 0-14 3-19 8s-8 12-8 19 3 14 8 20c5 5 12 8 19 8z">
          <text:p/>
        </draw:path>
        <draw:path draw:style-name="gr18" draw:text-style-name="P4" draw:layer="layout" svg:width="0.054cm" svg:height="0.054cm" svg:x="9.387cm" svg:y="4.345cm" svg:viewBox="0 0 55 55" svg:d="M28 55c7 0 14-3 19-8s8-12 8-19c0-8-3-15-8-20s-12-8-19-8-15 3-20 8-8 12-8 20c0 7 3 14 8 19s13 8 20 8z">
          <text:p/>
        </draw:path>
        <draw:path draw:style-name="gr18" draw:text-style-name="P4" draw:layer="layout" svg:width="0.054cm" svg:height="0.054cm" svg:x="8.4cm" svg:y="3.86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10.373cm" svg:y="3.386cm" svg:viewBox="0 0 55 55" svg:d="M28 55c7 0 14-3 20-8 5-5 7-12 7-19s-2-15-7-20c-6-5-13-8-20-8s-14 3-20 8c-5 5-8 13-8 20s3 14 8 19c6 5 13 8 20 8z">
          <text:p/>
        </draw:path>
        <draw:measure draw:style-name="gr19" draw:text-style-name="P10" draw:layer="layout" svg:x1="6.947cm" svg:y1="3.134cm" svg:x2="7.439cm" svg:y2="3.134cm">
          <text:p text:style-name="P10"><text:span text:style-name="T4">0.0935 m</text:span></text:p>
        </draw:measure>
        <draw:measure draw:style-name="gr20" draw:text-style-name="P10" draw:layer="layout" svg:x1="9.184cm" svg:y1="2.933cm" svg:x2="9.184cm" svg:y2="3.416cm">
          <text:p text:style-name="P10"><text:span text:style-name="T4"/></text:p>
        </draw:measure>
        <draw:frame draw:style-name="gr21" draw:text-style-name="P12" draw:layer="layout" svg:width="0.95cm" svg:height="0.28cm" svg:x="10.734cm" svg:y="3.048cm">
          <draw:text-box>
            <text:p text:style-name="P11"><text:span text:style-name="T5">0.0973 m</text:span></text:p>
          </draw:text-box>
        </draw:frame>
        <draw:frame draw:style-name="gr22" draw:text-style-name="P13" draw:layer="layout" svg:width="12.192cm" svg:height="0.887cm" svg:x="0cm" svg:y="0.002cm">
          <draw:text-box>
            <text:p text:style-name="P11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9:31.245737926</dc:date>
    <meta:editing-duration>PT4H55M30S</meta:editing-duration>
    <meta:editing-cycles>88</meta:editing-cycles>
    <meta:document-statistic meta:object-count="151"/>
  </office:meta>
</office:document-meta>
</file>